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91in"/>
    </style:style>
    <style:style style:name="co2" style:family="table-column">
      <style:table-column-properties fo:break-before="auto" style:column-width="0.2681in"/>
    </style:style>
    <style:style style:name="co3" style:family="table-column">
      <style:table-column-properties fo:break-before="auto" style:column-width="1.6638in"/>
    </style:style>
    <style:style style:name="co4" style:family="table-column">
      <style:table-column-properties fo:break-before="auto" style:column-width="9.9811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5.57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8437in"/>
    </style:style>
    <style:style style:name="co10" style:family="table-column">
      <style:table-column-properties fo:break-before="auto" style:column-width="3.4043in"/>
    </style:style>
    <style:style style:name="co11" style:family="table-column">
      <style:table-column-properties fo:break-before="auto" style:column-width="1.3098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2.0681in"/>
    </style:style>
    <style:style style:name="co14" style:family="table-column">
      <style:table-column-properties fo:break-before="auto" style:column-width="5.7744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4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<text:s text:c="8"/>0.1R/1A</text:p>
          </table:table-cell>
          <table:table-cell office:value-type="float" office:value="2">
            <text:p>2</text:p>
          </table:table-cell>
          <table:table-cell office:value-type="string">
            <text:p><text:s text:c="9"/>SM1812</text:p>
          </table:table-cell>
          <table:table-cell office:value-type="string">
            <text:p>FB1, FB2</text:p>
          </table:table-cell>
          <table:table-cell office:value-type="float" office:value="9526897">
            <text:p>9526897</text:p>
          </table:table-cell>
          <table:table-cell office:value-type="float" office:value="0.17">
            <text:p>0.17</text:p>
          </table:table-cell>
          <table:table-cell table:number-columns-repeated="4"/>
        </table:table-row>
        <table:table-row table:style-name="ro1">
          <table:table-cell office:value-type="string">
            <text:p><text:s text:c="10"/>100nF</text:p>
          </table:table-cell>
          <table:table-cell office:value-type="float" office:value="10">
            <text:p>10</text:p>
          </table:table-cell>
          <table:table-cell office:value-type="string">
            <text:p><text:s text:c="9"/>SM0805</text:p>
          </table:table-cell>
          <table:table-cell office:value-type="string">
            <text:p>C1, C3, C4, C6, C7, C11, C12, C15, C18, C23</text:p>
          </table:table-cell>
          <table:table-cell office:value-type="float" office:value="1759167">
            <text:p>1759167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5, C8, C9, C10</text:p>
          </table:table-cell>
          <table:table-cell office:value-type="float" office:value="1759136">
            <text:p>1759136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string">
            <text:p><text:s text:c="11"/>120R</text:p>
          </table:table-cell>
          <table:table-cell office:value-type="float" office:value="31">
            <text:p>31</text:p>
          </table:table-cell>
          <table:table-cell office:value-type="string">
            <text:p><text:s text:c="9"/>SM0805</text:p>
          </table:table-cell>
          <table:table-cell office:value-type="string">
            <text:p>R1, R2, R3, R6, R7, R8, R11, R12, R19, R20, R21, R22, R23, R24, R25, R26, R27, R28, R29, R30, R31, R32, R33, R34, R35, R36, R37, R38, R39, R43, R46</text:p>
          </table:table-cell>
          <table:table-cell/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office:value-type="string">
            <text:p><text:s text:c="10"/>12MHz</text:p>
          </table:table-cell>
          <table:table-cell office:value-type="float" office:value="1">
            <text:p>1</text:p>
          </table:table-cell>
          <table:table-cell office:value-type="string">
            <text:p>crystal_hc-49/smd</text:p>
          </table:table-cell>
          <table:table-cell office:value-type="string">
            <text:p>X1</text:p>
          </table:table-cell>
          <table:table-cell office:value-type="float" office:value="9713344">
            <text:p>9713344</text:p>
          </table:table-cell>
          <table:table-cell office:value-type="float" office:value="0.8">
            <text:p>0.8</text:p>
          </table:table-cell>
          <table:table-cell office:value-type="string">
            <text:p>IQD FREQUENCY PRODUCTS - LF A158E - CRYSTAL, SMD, 12.00MHZ </text:p>
          </table:table-cell>
          <table:table-cell table:number-columns-repeated="3"/>
        </table:table-row>
        <table:table-row table:style-name="ro1">
          <table:table-cell office:value-type="string">
            <text:p><text:s text:c="11"/>18p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13, C14, C21, C22</text:p>
          </table:table-cell>
          <table:table-cell office:value-type="float" office:value="1759194">
            <text:p>1759194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12"/>1k5</text:p>
          </table:table-cell>
          <table:table-cell office:value-type="float" office:value="8">
            <text:p>8</text:p>
          </table:table-cell>
          <table:table-cell office:value-type="string">
            <text:p><text:s text:c="9"/>SM0805</text:p>
          </table:table-cell>
          <table:table-cell office:value-type="string">
            <text:p>R4, R5, R9, R10, R15, R16, R40, R41</text:p>
          </table:table-cell>
          <table:table-cell office:value-type="float" office:value="2074373">
            <text:p>2074373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12"/>22k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3, R14</text:p>
          </table:table-cell>
          <table:table-cell/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12"/>33R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7, R18</text:p>
          </table:table-cell>
          <table:table-cell/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9"/>4700uF</text:p>
          </table:table-cell>
          <table:table-cell office:value-type="float" office:value="3">
            <text:p>3</text:p>
          </table:table-cell>
          <table:table-cell office:value-type="string">
            <text:p><text:s text:c="5"/>CP_13x21mm</text:p>
          </table:table-cell>
          <table:table-cell office:value-type="string">
            <text:p>C2, C19, C20</text:p>
          </table:table-cell>
          <table:table-cell office:value-type="float" office:value="1834100">
            <text:p>1834100</text:p>
          </table:table-cell>
          <table:table-cell office:value-type="float" office:value="0.4">
            <text:p>0.4</text:p>
          </table:table-cell>
          <table:table-cell office:value-type="string">
            <text:p>VISHAY BC COMPONENTS - MAL203853472E3 - CAPACITOR, RADIAL, 6.3V, 4700U</text:p>
          </table:table-cell>
          <table:table-cell table:number-columns-repeated="3"/>
        </table:table-row>
        <table:table-row table:style-name="ro1">
          <table:table-cell office:value-type="string">
            <text:p><text:s text:c="10"/>BSS84</text:p>
          </table:table-cell>
          <table:table-cell office:value-type="float" office:value="1">
            <text:p>1</text:p>
          </table:table-cell>
          <table:table-cell office:value-type="string">
            <text:p><text:s text:c="10"/>SOT23</text:p>
          </table:table-cell>
          <table:table-cell office:value-type="string">
            <text:p>Q1</text:p>
          </table:table-cell>
          <table:table-cell office:value-type="float" office:value="1510765">
            <text:p>1510765</text:p>
          </table:table-cell>
          <table:table-cell office:value-type="float" office:value="0.1">
            <text:p>0.1</text:p>
          </table:table-cell>
          <table:table-cell office:value-type="string">
            <text:p>NXP -MOSFET, P, SOT-23 </text:p>
          </table:table-cell>
          <table:table-cell table:number-columns-repeated="3"/>
        </table:table-row>
        <table:table-row table:style-name="ro1">
          <table:table-cell office:value-type="string">
            <text:p><text:s text:c="9"/>CONN_4</text:p>
          </table:table-cell>
          <table:table-cell office:value-type="float" office:value="4">
            <text:p>4</text:p>
          </table:table-cell>
          <table:table-cell office:value-type="string">
            <text:p><text:s text:c="4"/>pin_strip_4</text:p>
          </table:table-cell>
          <table:table-cell office:value-type="string">
            <text:p>P3, P7, P8, P9</text:p>
          </table:table-cell>
          <table:table-cell table:number-columns-repeated="6"/>
        </table:table-row>
        <table:table-row table:style-name="ro1">
          <table:table-cell office:value-type="string">
            <text:p><text:s text:c="9"/>CONN_5</text:p>
          </table:table-cell>
          <table:table-cell office:value-type="float" office:value="2">
            <text:p>2</text:p>
          </table:table-cell>
          <table:table-cell office:value-type="string">
            <text:p><text:s text:c="4"/>pin_strip_5</text:p>
          </table:table-cell>
          <table:table-cell office:value-type="string">
            <text:p>P4, P6</text:p>
          </table:table-cell>
          <table:table-cell table:number-columns-repeated="6"/>
        </table:table-row>
        <table:table-row table:style-name="ro1">
          <table:table-cell office:value-type="string">
            <text:p><text:s text:c="9"/>CONN_6</text:p>
          </table:table-cell>
          <table:table-cell office:value-type="float" office:value="1">
            <text:p>1</text:p>
          </table:table-cell>
          <table:table-cell office:value-type="string">
            <text:p><text:s text:c="4"/>pin_strip_6</text:p>
          </table:table-cell>
          <table:table-cell office:value-type="string">
            <text:p>P5</text:p>
          </table:table-cell>
          <table:table-cell table:number-columns-repeated="6"/>
        </table:table-row>
        <table:table-row table:style-name="ro1">
          <table:table-cell office:value-type="string">
            <text:p><text:s text:c="10"/>DIODE</text:p>
          </table:table-cell>
          <table:table-cell office:value-type="float" office:value="1">
            <text:p>1</text:p>
          </table:table-cell>
          <table:table-cell office:value-type="string">
            <text:p><text:s text:c="8"/>to220-2</text:p>
          </table:table-cell>
          <table:table-cell office:value-type="string">
            <text:p>D2</text:p>
          </table:table-cell>
          <table:table-cell office:value-type="float" office:value="1467550">
            <text:p>1467550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<text:s text:c="8"/>DIPS_02</text:p>
          </table:table-cell>
          <table:table-cell office:value-type="float" office:value="1">
            <text:p>1</text:p>
          </table:table-cell>
          <table:table-cell office:value-type="string">
            <text:p><text:s text:c="6"/>dip_2-300</text:p>
          </table:table-cell>
          <table:table-cell office:value-type="string">
            <text:p>SW4</text:p>
          </table:table-cell>
          <table:table-cell table:number-columns-repeated="6"/>
        </table:table-row>
        <table:table-row table:style-name="ro1">
          <table:table-cell office:value-type="string">
            <text:p><text:s text:c="10"/>GREEN</text:p>
          </table:table-cell>
          <table:table-cell office:value-type="float" office:value="2">
            <text:p>2</text:p>
          </table:table-cell>
          <table:table-cell office:value-type="string">
            <text:p><text:s text:c="7"/>Led_1206</text:p>
          </table:table-cell>
          <table:table-cell office:value-type="string">
            <text:p>D1, D6</text:p>
          </table:table-cell>
          <table:table-cell table:number-columns-repeated="6"/>
        </table:table-row>
        <table:table-row table:style-name="ro2">
          <table:table-cell office:value-type="string">
            <text:p><text:s text:c="7"/>ISO3086T</text:p>
          </table:table-cell>
          <table:table-cell office:value-type="float" office:value="1">
            <text:p>1</text:p>
          </table:table-cell>
          <table:table-cell office:value-type="string">
            <text:p><text:s text:c="8"/>soic-16</text:p>
          </table:table-cell>
          <table:table-cell office:value-type="string">
            <text:p>U2</text:p>
          </table:table-cell>
          <table:table-cell office:value-type="float" office:value="2057088">
            <text:p>2057088</text:p>
          </table:table-cell>
          <table:table-cell office:value-type="float" office:value="5.5">
            <text:p>5.5</text:p>
          </table:table-cell>
          <table:table-cell table:style-name="ce1" office:value-type="string">
            <text:p>TEXAS INSTRUMENTS - ISO3086TDW - ISOLATOR, TXRX, RS485, 16SOIC</text:p>
          </table:table-cell>
          <table:table-cell office:value-type="string">
            <text:p>Alternatief: ISO3086DW</text:p>
          </table:table-cell>
          <table:table-cell/>
          <table:table-cell office:value-type="string">
            <text:p>ISO3080DW</text:p>
          </table:table-cell>
        </table:table-row>
        <table:table-row table:style-name="ro1">
          <table:table-cell office:value-type="string">
            <text:p><text:s text:c="9"/>JUMPER</text:p>
          </table:table-cell>
          <table:table-cell office:value-type="float" office:value="1">
            <text:p>1</text:p>
          </table:table-cell>
          <table:table-cell office:value-type="string">
            <text:p><text:s text:c="4"/>pin_strip_2</text:p>
          </table:table-cell>
          <table:table-cell office:value-type="string">
            <text:p>JP1</text:p>
          </table:table-cell>
          <table:table-cell table:number-columns-repeated="6"/>
        </table:table-row>
        <table:table-row table:style-name="ro1">
          <table:table-cell office:value-type="string">
            <text:p>LPC11U24FBD48/301</text:p>
          </table:table-cell>
          <table:table-cell office:value-type="float" office:value="1">
            <text:p>1</text:p>
          </table:table-cell>
          <table:table-cell office:value-type="string">
            <text:p><text:s text:c="9"/>lqfp48</text:p>
          </table:table-cell>
          <table:table-cell office:value-type="string">
            <text:p>U4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<text:s text:c="3"/>NX1117CE33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1</text:p>
          </table:table-cell>
          <table:table-cell office:value-type="float" office:value="2057285">
            <text:p>2057285</text:p>
          </table:table-cell>
          <table:table-cell office:value-type="float" office:value="0.25">
            <text:p>0.25</text:p>
          </table:table-cell>
          <table:table-cell office:value-type="string">
            <text:p>NXP - NX1117CE33Z - LDO, 3.3V, 1.25%, SOT223 </text:p>
          </table:table-cell>
          <table:table-cell table:number-columns-repeated="3"/>
        </table:table-row>
        <table:table-row table:style-name="ro1">
          <table:table-cell office:value-type="string">
            <text:p><text:s text:c="3"/>NX1117CE50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3</text:p>
          </table:table-cell>
          <table:table-cell office:value-type="float" office:value="2057286">
            <text:p>2057286</text:p>
          </table:table-cell>
          <table:table-cell office:value-type="float" office:value="0.27">
            <text:p>0.27</text:p>
          </table:table-cell>
          <table:table-cell office:value-type="string">
            <text:p>NXP - NX1117CE50Z - LDO, 5.0V, 1.25%, SOT223 </text:p>
          </table:table-cell>
          <table:table-cell table:number-columns-repeated="3"/>
        </table:table-row>
        <table:table-row table:style-name="ro1">
          <table:table-cell office:value-type="string">
            <text:p><text:s text:c="9"/>ORANGE</text:p>
          </table:table-cell>
          <table:table-cell office:value-type="float" office:value="1">
            <text:p>1</text:p>
          </table:table-cell>
          <table:table-cell office:value-type="string">
            <text:p><text:s text:c="7"/>Led_1206</text:p>
          </table:table-cell>
          <table:table-cell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<text:s text:c="10"/>POWER</text:p>
          </table:table-cell>
          <table:table-cell office:value-type="float" office:value="2">
            <text:p>2</text:p>
          </table:table-cell>
          <table:table-cell office:value-type="string">
            <text:p>mstba_2,5/2-g-5,08</text:p>
          </table:table-cell>
          <table:table-cell office:value-type="string">
            <text:p>P1, P2</text:p>
          </table:table-cell>
          <table:table-cell table:number-columns-repeated="6"/>
        </table:table-row>
        <table:table-row table:style-name="ro1">
          <table:table-cell office:value-type="string">
            <text:p><text:s text:c="12"/>RED</text:p>
          </table:table-cell>
          <table:table-cell office:value-type="float" office:value="2">
            <text:p>2</text:p>
          </table:table-cell>
          <table:table-cell office:value-type="string">
            <text:p><text:s text:c="7"/>Led_1206</text:p>
          </table:table-cell>
          <table:table-cell office:value-type="string">
            <text:p>D4, D7</text:p>
          </table:table-cell>
          <table:table-cell table:number-columns-repeated="6"/>
        </table:table-row>
        <table:table-row table:style-name="ro1">
          <table:table-cell office:value-type="string">
            <text:p><text:s text:c="9"/>RJ45IN</text:p>
          </table:table-cell>
          <table:table-cell office:value-type="float" office:value="1">
            <text:p>1</text:p>
          </table:table-cell>
          <table:table-cell office:value-type="string">
            <text:p><text:s text:c="9"/>RJ45_8</text:p>
          </table:table-cell>
          <table:table-cell office:value-type="string">
            <text:p>J13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 office:value-type="string">
            <text:p>FCI - 54602-908LF - CAT3 RJ45 MODULAR JACK, 8POS, 1 PORT</text:p>
          </table:table-cell>
          <table:table-cell table:number-columns-repeated="3"/>
        </table:table-row>
        <table:table-row table:style-name="ro1">
          <table:table-cell office:value-type="string">
            <text:p><text:s text:c="8"/>RJ45OUT</text:p>
          </table:table-cell>
          <table:table-cell office:value-type="float" office:value="1">
            <text:p>1</text:p>
          </table:table-cell>
          <table:table-cell office:value-type="string">
            <text:p><text:s text:c="9"/>RJ45_8</text:p>
          </table:table-cell>
          <table:table-cell office:value-type="string">
            <text:p>J14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 office:value-type="string">
            <text:p>FCI - 54602-908LF - CAT3 RJ45 MODULAR JACK, 8POS, 1 PORT</text:p>
          </table:table-cell>
          <table:table-cell table:number-columns-repeated="3"/>
        </table:table-row>
        <table:table-row table:style-name="ro1">
          <table:table-cell office:value-type="string">
            <text:p>S07B-GS08 <text:s/>(&gt;1A)</text:p>
          </table:table-cell>
          <table:table-cell office:value-type="float" office:value="1">
            <text:p>1</text:p>
          </table:table-cell>
          <table:table-cell office:value-type="string">
            <text:p><text:s text:c="9"/>SM1812</text:p>
          </table:table-cell>
          <table:table-cell office:value-type="string">
            <text:p>D5</text:p>
          </table:table-cell>
          <table:table-cell office:value-type="float" office:value="1864884">
            <text:p>1864884</text:p>
          </table:table-cell>
          <table:table-cell office:value-type="float" office:value="0.06">
            <text:p>0.06</text:p>
          </table:table-cell>
          <table:table-cell office:value-type="string">
            <text:p>VISHAY SEMICONDUCTOR - S07B-GS08 - DIODE, SWITCH, 100V, 0.7A.DO-219AB </text:p>
          </table:table-cell>
          <table:table-cell table:number-columns-repeated="3"/>
        </table:table-row>
        <table:table-row table:style-name="ro1">
          <table:table-cell office:value-type="string">
            <text:p><text:s text:c="11"/>SPST</text:p>
          </table:table-cell>
          <table:table-cell office:value-type="float" office:value="2">
            <text:p>2</text:p>
          </table:table-cell>
          <table:table-cell office:value-type="string">
            <text:p><text:s text:c="7"/>PCB_PUSH</text:p>
          </table:table-cell>
          <table:table-cell office:value-type="string">
            <text:p>SW1, SW2</text:p>
          </table:table-cell>
          <table:table-cell office:value-type="float" office:value="1656423">
            <text:p>1656423</text:p>
          </table:table-cell>
          <table:table-cell office:value-type="float" office:value="0.073">
            <text:p>0.073</text:p>
          </table:table-cell>
          <table:table-cell office:value-type="string">
            <text:p>ALPS - SKHHAKA010 - SWITCH, SPST, 0.05A, 12V, SMD </text:p>
          </table:table-cell>
          <table:table-cell table:number-columns-repeated="3"/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conn_usb_B_micro_smd</text:p>
          </table:table-cell>
          <table:table-cell office:value-type="string">
            <text:p>J15</text:p>
          </table:table-cell>
          <table:table-cell office:value-type="float" office:value="1568026">
            <text:p>1568026</text:p>
          </table:table-cell>
          <table:table-cell office:value-type="float" office:value="1">
            <text:p>1</text:p>
          </table:table-cell>
          <table:table-cell office:value-type="string">
            <text:p>Molex 47346-0001</text:p>
          </table:table-cell>
          <table:table-cell table:number-columns-repeated="3"/>
        </table:table-row>
        <table:table-row table:style-name="ro1">
          <table:table-cell office:value-type="string">
            <text:p><text:s text:c="9"/>USBA-D</text:p>
          </table:table-cell>
          <table:table-cell office:value-type="float" office:value="12">
            <text:p>12</text:p>
          </table:table-cell>
          <table:table-cell office:value-type="string">
            <text:p><text:s text:c="9"/>USBA-D</text:p>
          </table:table-cell>
          <table:table-cell office:value-type="string">
            <text:p>J1, J2, J3, J4, J5, J6, J7, J8, J9, J10, J11, J12</text:p>
          </table:table-cell>
          <table:table-cell office:value-type="float" office:value="1568026">
            <text:p>1568026</text:p>
          </table:table-cell>
          <table:table-cell table:number-columns-repeated="5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 bestell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2">
          <table:table-cell office:value-type="string">
            <text:p>Bestellen per hub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<text:s text:c="8"/>0.1R/1A</text:p>
          </table:table-cell>
          <table:table-cell office:value-type="float" office:value="2">
            <text:p>2</text:p>
          </table:table-cell>
          <table:table-cell office:value-type="string">
            <text:p><text:s text:c="9"/>SM1812</text:p>
          </table:table-cell>
          <table:table-cell office:value-type="string">
            <text:p>FB1, FB2</text:p>
          </table:table-cell>
          <table:table-cell office:value-type="float" office:value="9526897">
            <text:p>9526897</text:p>
          </table:table-cell>
          <table:table-cell office:value-type="float" office:value="0.17">
            <text:p>0.17</text:p>
          </table:table-cell>
          <table:table-cell/>
          <table:table-cell table:formula="of:=[.F5]*[.B5]" office:value-type="float" office:value="0.34">
            <text:p>0.34</text:p>
          </table:table-cell>
          <table:table-cell/>
        </table:table-row>
        <table:table-row table:style-name="ro1">
          <table:table-cell office:value-type="string">
            <text:p><text:s text:c="10"/>100nF</text:p>
          </table:table-cell>
          <table:table-cell office:value-type="float" office:value="10">
            <text:p>10</text:p>
          </table:table-cell>
          <table:table-cell office:value-type="string">
            <text:p><text:s text:c="9"/>SM0805</text:p>
          </table:table-cell>
          <table:table-cell office:value-type="string">
            <text:p>C1, C3, C4, C6, C7, C11, C12, C15, C18, C23</text:p>
          </table:table-cell>
          <table:table-cell office:value-type="float" office:value="1759167">
            <text:p>1759167</text:p>
          </table:table-cell>
          <table:table-cell office:value-type="float" office:value="0.01">
            <text:p>0.01</text:p>
          </table:table-cell>
          <table:table-cell/>
          <table:table-cell table:formula="of:=[.F6]*[.B6]"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5, C8, C9, C10</text:p>
          </table:table-cell>
          <table:table-cell office:value-type="float" office:value="1759136">
            <text:p>1759136</text:p>
          </table:table-cell>
          <table:table-cell office:value-type="float" office:value="0.05">
            <text:p>0.05</text:p>
          </table:table-cell>
          <table:table-cell/>
          <table:table-cell table:formula="of:=[.F7]*[.B7]" office:value-type="float" office:value="0.2">
            <text:p>0.2</text:p>
          </table:table-cell>
          <table:table-cell/>
        </table:table-row>
        <table:table-row table:style-name="ro1">
          <table:table-cell office:value-type="string">
            <text:p><text:s text:c="11"/>120R</text:p>
          </table:table-cell>
          <table:table-cell office:value-type="float" office:value="31">
            <text:p>31</text:p>
          </table:table-cell>
          <table:table-cell office:value-type="string">
            <text:p><text:s text:c="9"/>SM0805</text:p>
          </table:table-cell>
          <table:table-cell office:value-type="string">
            <text:p>R1, R2, R3, R6, R7, R8, R11, R12, R19, R20, R21, R22, R23, R24, R25, R26, R27, R28, R29, R30, R31, R32, R33, R34, R35, R36, R37, R38, R39, R43, R46</text:p>
          </table:table-cell>
          <table:table-cell/>
          <table:table-cell office:value-type="float" office:value="0.01">
            <text:p>0.01</text:p>
          </table:table-cell>
          <table:table-cell/>
          <table:table-cell table:formula="of:=[.F8]*[.B8]" office:value-type="float" office:value="0.31">
            <text:p>0.31</text:p>
          </table:table-cell>
          <table:table-cell/>
        </table:table-row>
        <table:table-row table:style-name="ro2">
          <table:table-cell office:value-type="string">
            <text:p><text:s text:c="10"/>12MHz</text:p>
          </table:table-cell>
          <table:table-cell office:value-type="float" office:value="1">
            <text:p>1</text:p>
          </table:table-cell>
          <table:table-cell office:value-type="string">
            <text:p>crystal_hc-49/smd</text:p>
          </table:table-cell>
          <table:table-cell office:value-type="string">
            <text:p>X1</text:p>
          </table:table-cell>
          <table:table-cell office:value-type="float" office:value="9713344">
            <text:p>9713344</text:p>
          </table:table-cell>
          <table:table-cell office:value-type="float" office:value="0.8">
            <text:p>0.8</text:p>
          </table:table-cell>
          <table:table-cell office:value-type="string">
            <text:p>IQD FREQUENCY PRODUCTS - LF A158E - CRYSTAL, SMD, 12.00MHZ </text:p>
          </table:table-cell>
          <table:table-cell table:number-columns-repeated="2"/>
        </table:table-row>
        <table:table-row table:style-name="ro1">
          <table:table-cell office:value-type="string">
            <text:p><text:s text:c="11"/>18p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13, C14, C21, C22</text:p>
          </table:table-cell>
          <table:table-cell office:value-type="float" office:value="1759194">
            <text:p>1759194</text:p>
          </table:table-cell>
          <table:table-cell office:value-type="float" office:value="0.01">
            <text:p>0.01</text:p>
          </table:table-cell>
          <table:table-cell/>
          <table:table-cell table:formula="of:=[.F10]*[.B10]" office:value-type="float" office:value="0.04">
            <text:p>0.04</text:p>
          </table:table-cell>
          <table:table-cell/>
        </table:table-row>
        <table:table-row table:style-name="ro1">
          <table:table-cell office:value-type="string">
            <text:p><text:s text:c="12"/>1k5</text:p>
          </table:table-cell>
          <table:table-cell office:value-type="float" office:value="8">
            <text:p>8</text:p>
          </table:table-cell>
          <table:table-cell office:value-type="string">
            <text:p><text:s text:c="9"/>SM0805</text:p>
          </table:table-cell>
          <table:table-cell office:value-type="string">
            <text:p>R4, R5, R9, R10, R15, R16, R40, R41</text:p>
          </table:table-cell>
          <table:table-cell office:value-type="float" office:value="2074373">
            <text:p>2074373</text:p>
          </table:table-cell>
          <table:table-cell office:value-type="float" office:value="0.01">
            <text:p>0.01</text:p>
          </table:table-cell>
          <table:table-cell/>
          <table:table-cell table:formula="of:=[.F11]*[.B11]" office:value-type="float" office:value="0.08">
            <text:p>0.08</text:p>
          </table:table-cell>
          <table:table-cell/>
        </table:table-row>
        <table:table-row table:style-name="ro1">
          <table:table-cell office:value-type="string">
            <text:p><text:s text:c="12"/>22k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3, R14</text:p>
          </table:table-cell>
          <table:table-cell office:value-type="float" office:value="9332820">
            <text:p>9332820</text:p>
          </table:table-cell>
          <table:table-cell office:value-type="float" office:value="0.01">
            <text:p>0.01</text:p>
          </table:table-cell>
          <table:table-cell/>
          <table:table-cell table:formula="of:=[.F12]*[.B12]"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<text:s text:c="12"/>33R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7, R18</text:p>
          </table:table-cell>
          <table:table-cell office:value-type="float" office:value="9233822">
            <text:p>9233822</text:p>
          </table:table-cell>
          <table:table-cell office:value-type="float" office:value="0.01">
            <text:p>0.01</text:p>
          </table:table-cell>
          <table:table-cell/>
          <table:table-cell table:formula="of:=[.F13]*[.B13]"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<text:s text:c="9"/>4700uF</text:p>
          </table:table-cell>
          <table:table-cell office:value-type="float" office:value="3">
            <text:p>3</text:p>
          </table:table-cell>
          <table:table-cell office:value-type="string">
            <text:p><text:s text:c="5"/>CP_13x21mm</text:p>
          </table:table-cell>
          <table:table-cell office:value-type="string">
            <text:p>C2, C19, C20</text:p>
          </table:table-cell>
          <table:table-cell office:value-type="float" office:value="1834100">
            <text:p>1834100</text:p>
          </table:table-cell>
          <table:table-cell office:value-type="float" office:value="0.4">
            <text:p>0.4</text:p>
          </table:table-cell>
          <table:table-cell/>
          <table:table-cell table:formula="of:=[.F14]*[.B14]" office:value-type="float" office:value="1.2">
            <text:p>1.2</text:p>
          </table:table-cell>
          <table:table-cell/>
        </table:table-row>
        <table:table-row table:style-name="ro1">
          <table:table-cell office:value-type="string">
            <text:p><text:s text:c="10"/>BSS84</text:p>
          </table:table-cell>
          <table:table-cell office:value-type="float" office:value="1">
            <text:p>1</text:p>
          </table:table-cell>
          <table:table-cell office:value-type="string">
            <text:p><text:s text:c="10"/>SOT23</text:p>
          </table:table-cell>
          <table:table-cell office:value-type="string">
            <text:p>Q1</text:p>
          </table:table-cell>
          <table:table-cell office:value-type="float" office:value="1510765">
            <text:p>1510765</text:p>
          </table:table-cell>
          <table:table-cell office:value-type="float" office:value="0.1">
            <text:p>0.1</text:p>
          </table:table-cell>
          <table:table-cell office:value-type="string">
            <text:p>NXP -MOSFET, P, SOT-23 </text:p>
          </table:table-cell>
          <table:table-cell table:formula="of:=[.F15]*[.B15]"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<text:s text:c="8"/>DIPS_02</text:p>
          </table:table-cell>
          <table:table-cell office:value-type="float" office:value="1">
            <text:p>1</text:p>
          </table:table-cell>
          <table:table-cell office:value-type="string">
            <text:p><text:s text:c="6"/>dip_2-300</text:p>
          </table:table-cell>
          <table:table-cell office:value-type="string">
            <text:p>SW4</text:p>
          </table:table-cell>
          <table:table-cell office:value-type="float" office:value="1523994">
            <text:p>1523994</text:p>
          </table:table-cell>
          <table:table-cell office:value-type="float" office:value="0.5">
            <text:p>0.5</text:p>
          </table:table-cell>
          <table:table-cell/>
          <table:table-cell table:formula="of:=[.F16]*[.B16]" office:value-type="float" office:value="0.5">
            <text:p>0.5</text:p>
          </table:table-cell>
          <table:table-cell/>
        </table:table-row>
        <table:table-row table:style-name="ro4">
          <table:table-cell office:value-type="string">
            <text:p><text:s text:c="7"/>ISO3086T</text:p>
          </table:table-cell>
          <table:table-cell office:value-type="float" office:value="1">
            <text:p>1</text:p>
          </table:table-cell>
          <table:table-cell office:value-type="string">
            <text:p><text:s text:c="8"/>soic-16</text:p>
          </table:table-cell>
          <table:table-cell office:value-type="string">
            <text:p>U2</text:p>
          </table:table-cell>
          <table:table-cell office:value-type="float" office:value="2057088">
            <text:p>2057088</text:p>
          </table:table-cell>
          <table:table-cell office:value-type="float" office:value="5.5">
            <text:p>5.5</text:p>
          </table:table-cell>
          <table:table-cell table:style-name="ce1" office:value-type="string">
            <text:p>TEXAS INSTRUMENTS - ISO3086TDW - ISOLATOR, TXRX, RS485, 16SOIC (Possible <text:span text:style-name="T1">Alternative ISO3080)</text:span></text:p>
          </table:table-cell>
          <table:table-cell table:formula="of:=[.F17]*[.B17]" office:value-type="float" office:value="5.5">
            <text:p>5.5</text:p>
          </table:table-cell>
          <table:table-cell/>
        </table:table-row>
        <table:table-row table:style-name="ro1">
          <table:table-cell office:value-type="string">
            <text:p><text:s text:c="3"/>NX1117CE33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1</text:p>
          </table:table-cell>
          <table:table-cell office:value-type="float" office:value="2057285">
            <text:p>2057285</text:p>
          </table:table-cell>
          <table:table-cell office:value-type="float" office:value="0.25">
            <text:p>0.25</text:p>
          </table:table-cell>
          <table:table-cell office:value-type="string">
            <text:p>NXP - NX1117CE33Z - LDO, 3.3V, 1.25%, SOT223 </text:p>
          </table:table-cell>
          <table:table-cell table:formula="of:=[.F18]*[.B18]" office:value-type="float" office:value="0.25">
            <text:p>0.25</text:p>
          </table:table-cell>
          <table:table-cell/>
        </table:table-row>
        <table:table-row table:style-name="ro1">
          <table:table-cell office:value-type="string">
            <text:p><text:s text:c="3"/>NX1117CE50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3</text:p>
          </table:table-cell>
          <table:table-cell office:value-type="float" office:value="2057286">
            <text:p>2057286</text:p>
          </table:table-cell>
          <table:table-cell office:value-type="float" office:value="0.27">
            <text:p>0.27</text:p>
          </table:table-cell>
          <table:table-cell office:value-type="string">
            <text:p>NXP - NX1117CE50Z - LDO, 5.0V, 1.25%, SOT223 </text:p>
          </table:table-cell>
          <table:table-cell table:formula="of:=[.F19]*[.B19]" office:value-type="float" office:value="0.27">
            <text:p>0.27</text:p>
          </table:table-cell>
          <table:table-cell/>
        </table:table-row>
        <table:table-row table:style-name="ro1">
          <table:table-cell office:value-type="string">
            <text:p><text:s text:c="9"/>RJ45</text:p>
          </table:table-cell>
          <table:table-cell office:value-type="float" office:value="2">
            <text:p>2</text:p>
          </table:table-cell>
          <table:table-cell office:value-type="string">
            <text:p><text:s text:c="9"/>RJ45_8</text:p>
          </table:table-cell>
          <table:table-cell office:value-type="string">
            <text:p>J13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 office:value-type="string">
            <text:p>FCI - 54602-908LF - CAT3 RJ45 MODULAR JACK, 8POS, 1 PORT</text:p>
          </table:table-cell>
          <table:table-cell table:formula="of:=[.F20]*[.B20]" office:value-type="float" office:value="0.64">
            <text:p>0.64</text:p>
          </table:table-cell>
          <table:table-cell/>
        </table:table-row>
        <table:table-row table:style-name="ro1">
          <table:table-cell office:value-type="string">
            <text:p>S07B-GS08 <text:s/>(&gt;1A)</text:p>
          </table:table-cell>
          <table:table-cell office:value-type="float" office:value="1">
            <text:p>1</text:p>
          </table:table-cell>
          <table:table-cell office:value-type="string">
            <text:p><text:s text:c="9"/>SM1812</text:p>
          </table:table-cell>
          <table:table-cell office:value-type="string">
            <text:p>D5</text:p>
          </table:table-cell>
          <table:table-cell office:value-type="float" office:value="1864884">
            <text:p>1864884</text:p>
          </table:table-cell>
          <table:table-cell office:value-type="float" office:value="0.06">
            <text:p>0.06</text:p>
          </table:table-cell>
          <table:table-cell office:value-type="string">
            <text:p>VISHAY SEMICONDUCTOR - S07B-GS08 - DIODE, SWITCH, 100V, 0.7A.DO-219AB </text:p>
          </table:table-cell>
          <table:table-cell table:formula="of:=[.F21]*[.B21]" office:value-type="float" office:value="0.06">
            <text:p>0.06</text:p>
          </table:table-cell>
          <table:table-cell/>
        </table:table-row>
        <table:table-row table:style-name="ro1">
          <table:table-cell office:value-type="string">
            <text:p><text:s text:c="11"/>SPST</text:p>
          </table:table-cell>
          <table:table-cell office:value-type="float" office:value="2">
            <text:p>2</text:p>
          </table:table-cell>
          <table:table-cell office:value-type="string">
            <text:p><text:s text:c="7"/>PCB_PUSH</text:p>
          </table:table-cell>
          <table:table-cell office:value-type="string">
            <text:p>SW1, SW2</text:p>
          </table:table-cell>
          <table:table-cell office:value-type="float" office:value="1656423">
            <text:p>1656423</text:p>
          </table:table-cell>
          <table:table-cell office:value-type="float" office:value="0.073">
            <text:p>0.073</text:p>
          </table:table-cell>
          <table:table-cell office:value-type="string">
            <text:p>ALPS - SKHHAKA010 - SWITCH, SPST, 0.05A, 12V, SMD </text:p>
          </table:table-cell>
          <table:table-cell table:formula="of:=[.F22]*[.B22]" office:value-type="float" office:value="0.146">
            <text:p>0.146</text:p>
          </table:table-cell>
          <table:table-cell/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conn_usb_B_micro_smd</text:p>
          </table:table-cell>
          <table:table-cell office:value-type="string">
            <text:p>J15</text:p>
          </table:table-cell>
          <table:table-cell office:value-type="float" office:value="1568026">
            <text:p>1568026</text:p>
          </table:table-cell>
          <table:table-cell office:value-type="float" office:value="1">
            <text:p>1</text:p>
          </table:table-cell>
          <table:table-cell office:value-type="string">
            <text:p>Molex 47346-0001</text:p>
          </table:table-cell>
          <table:table-cell table:formula="of:=[.F23]*[.B23]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7*24*60*60" office:value-type="float" office:value="604800">
            <text:p>604800</text:p>
          </table:table-cell>
          <table:table-cell office:value-type="string">
            <text:p>sec</text:p>
          </table:table-cell>
          <table:table-cell table:formula="of:=[.A26]/600/24" office:value-type="float" office:value="42">
            <text:p>42</text:p>
          </table:table-cell>
          <table:table-cell table:number-columns-repeated="4"/>
          <table:table-cell table:formula="of:=SUM([.H5:.H23])" office:value-type="float" office:value="10.776">
            <text:p>10.776</text:p>
          </table:table-cell>
          <table:table-cell table:formula="of:=50*[.H26]" office:value-type="float" office:value="538.8">
            <text:p>538.8</text:p>
          </table:table-cell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row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2">
          <table:table-cell office:value-type="string">
            <text:p><text:s text:c="10"/>12MHz</text:p>
          </table:table-cell>
          <table:table-cell office:value-type="float" office:value="50">
            <text:p>50</text:p>
          </table:table-cell>
          <table:table-cell office:value-type="string">
            <text:p>crystal_hc-49/smd</text:p>
          </table:table-cell>
          <table:table-cell office:value-type="float" office:value="9713344">
            <text:p>9713344</text:p>
          </table:table-cell>
          <table:table-cell office:value-type="string">
            <text:p>IQD FREQUENCY PRODUCTS - LF A158E - CRYSTAL, SMD, 12.00MHZ </text:p>
          </table:table-cell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50">
            <text:p>50</text:p>
          </table:table-cell>
          <table:table-cell office:value-type="string">
            <text:p>conn_usb_B_micro_smd</text:p>
          </table:table-cell>
          <table:table-cell office:value-type="float" office:value="1568026">
            <text:p>1568026</text:p>
          </table:table-cell>
          <table:table-cell office:value-type="string">
            <text:p>Molex 47346-0001</text:p>
          </table:table-cell>
        </table:table-row>
        <table:table-row table:style-name="ro1">
          <table:table-cell office:value-type="string">
            <text:p><text:s text:c="3"/>NX1117CE33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float" office:value="2057285">
            <text:p>2057285</text:p>
          </table:table-cell>
          <table:table-cell office:value-type="string">
            <text:p>NXP - NX1117CE33Z - LDO, 3.3V, 1.25%, SOT223 </text:p>
          </table:table-cell>
        </table:table-row>
        <table:table-row table:style-name="ro1">
          <table:table-cell table:number-columns-repeated="5"/>
        </table:table-row>
        <table:table-row table:style-name="ro5">
          <table:table-cell office:value-type="string">
            <text:p><text:s text:c="7"/>ISO3086T</text:p>
          </table:table-cell>
          <table:table-cell office:value-type="float" office:value="50">
            <text:p>50</text:p>
          </table:table-cell>
          <table:table-cell office:value-type="string">
            <text:p><text:s text:c="8"/>soic-16</text:p>
          </table:table-cell>
          <table:table-cell office:value-type="float" office:value="2057088">
            <text:p>2057088</text:p>
          </table:table-cell>
          <table:table-cell table:style-name="ce1" office:value-type="string">
            <text:p>TEXAS INSTRUMENTS - ISO3086TDW - ISOLATOR, TXRX, RS485, 16SOIC (Possible <text:span text:style-name="T1">Alternative ISO3080)</text:span></text:p>
          </table:table-cell>
        </table:table-row>
        <table:table-row table:style-name="ro1">
          <table:table-cell office:value-type="string">
            <text:p><text:s text:c="9"/>RJ45</text:p>
          </table:table-cell>
          <table:table-cell office:value-type="float" office:value="100">
            <text:p>100</text:p>
          </table:table-cell>
          <table:table-cell office:value-type="string">
            <text:p><text:s text:c="9"/>RJ45_8</text:p>
          </table:table-cell>
          <table:table-cell office:value-type="float" office:value="2135979">
            <text:p>2135979</text:p>
          </table:table-cell>
          <table:table-cell office:value-type="string">
            <text:p>FCI - 54602-908LF - CAT3 RJ45 MODULAR JACK, 8POS, 1 PORT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17:02:47.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0T17:57:27.88</dc:date>
    <meta:generator>LibreOffice/4.0.2.2$Windows_x86 LibreOffice_project/4c82dcdd6efcd48b1d8bba66bfe1989deee49c3</meta:generator>
    <meta:editing-duration>P0D</meta:editing-duration>
    <meta:editing-cycles>2</meta:editing-cycles>
    <meta:document-statistic meta:table-count="3" meta:cell-count="347" meta:object-count="0"/>
  </office:meta>
</office:document-meta>
</file>